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istry of Education</text:p>
      <text:p text:style-name="P1">Secretariat of Professional and Technological Education</text:p>
      <text:p text:style-name="P1">Federal Institute of Northern Minas Gerais</text:p>
      <text:p text:style-name="P1"/>
      <text:p text:style-name="P1"><text:s/></text:p>
      <text:p text:style-name="P1">DECLARATION</text:p>
      <text:p text:style-name="Standard"><text:s text:c="2"/></text:p>
      <text:p text:style-name="Standard"/>
      <text:p text:style-name="Standard">The General Director of the Federal Institute of Education, Science and Technology of Northern Minas Gerais - IFNMG - Campus Salinas, in the use of his duties, makes public that the KD-Covid project team, coordinated by Professor Doctor Filipe Vieira Santos de Abreu (filipe.vieira@ifnmg.edu.br), is authorized to develop and provide a free mobile application that will assist in the diagnosis and monitoring of suspected cases of COVID-19 in our region.</text:p>
      <text:p text:style-name="Standard"/>
      <text:p text:style-name="Standard">The KD-Covid project, selected via CONIF Public Notice No. 01/2020 - Confronting COVID-19, is part of a coordinated effort with the participation of IFNMG and the Municipal Health Secretariats of the City Halls of the cities of Salinas and Janaúba, and was approved by the research ethics committee following Brazilian laws.</text:p>
      <text:p text:style-name="Standard"/>
      <text:p text:style-name="Standard">The application consists of a questionnaire that collects relevant information for the identification of possible suspect cases of the disease, such as: related symptoms, comorbidities, age, activity in the last 14 days, city, neighborhood, telephone and / or contact email. Professor Leonardo Humberto Guimarães Silva (leonardo.silva@ifnmg.edu.br), PhD in Computer Science, is responsible for developing the application.</text:p>
      <text:p text:style-name="Standard"/>
      <text:p text:style-name="Standard">Technical information of the application:</text:p>
      <text:p text:style-name="Standard"/>
      <text:list xml:id="list6469315148319200005" text:style-name="L1">
        <text:list-item>
          <text:p text:style-name="P2">app name = KD-Covid</text:p>
        </text:list-item>
        <text:list-item>
          <text:p text:style-name="P2">package name = com.ifnmg.dmelab.kdcovid</text:p>
        </text:list-item>
        <text:list-item>
          <text:p text:style-name="P2">developer name = IFNMG - Campus Salinas</text:p>
        </text:list-item>
      </text:list>
      <text:p text:style-name="Standard"/>
      <text:p text:style-name="Standard"><text:s/></text:p>
      <text:p text:style-name="Standard"/>
      <text:p text:style-name="Standard">Salinas, July 27, 2020</text:p>
      <text:p text:style-name="Standard"/>
      <text:p text:style-name="Standard"/>
      <text:p text:style-name="Standard"/>
      <text:p text:style-name="P1">Prof. Wagner Patrício de Sousa Júnior</text:p>
      <text:p text:style-name="P1">General Director - IFNMG - Campus Salinas</text:p>
      <text:p text:style-name="P1"/>
      <text:p text:style-name="Standard">Document electronically signed by Wagner Patricio de Sousa Junior, General Director, on 07/27/2020, at 11:39 am, according to official Brasília time, based on art. 6, § 1, of Decree No. 8,539, of October 8, 2015.</text:p>
      <text:p text:style-name="Standard"/>
      <text:p text:style-name="Standard">QRCode Subscription</text:p>
      <text:p text:style-name="Standard">The authenticity of this document can be checked on the website http://sei.ifnmg.edu.br/sei/controlador_externo.php?acao=documento_conferir&amp;id_orgao_acesso_externo=0, informing the verification code 0630110 and the CRC code 4E0FFC7A.</text:p>
      <text:p text:style-name="Standard"/>
      <text:p text:style-name="Standard">Reference: Process nº 23396.002146 / 2020-41 SEI nº 0630110</text:p>
      <text:p text:style-name="Standard">Created by leonardo.silva, version 4 by wagner.junior on 27/07/2020 11:39: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nardo Silva</meta:initial-creator>
    <meta:creation-date>2020-07-27T13:25:33</meta:creation-date>
    <dc:date>2020-07-27T13:35:27</dc:date>
    <dc:creator>Leonardo Silva</dc:creator>
    <meta:editing-duration>PT9M54S</meta:editing-duration>
    <meta:editing-cycles>2</meta:editing-cycles>
    <meta:generator>OpenOffice/4.1.7$Unix OpenOffice.org_project/417m1$Build-9800</meta:generator>
    <meta:document-statistic meta:table-count="0" meta:image-count="0" meta:object-count="0" meta:page-count="1" meta:paragraph-count="22" meta:word-count="310" meta:character-count="2172"/>
  </office:meta>
</office:document-meta>
</file>